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dd0" officeooo:paragraph-rsid="001d4dd0"/>
    </style:style>
    <style:style style:name="P2" style:family="paragraph" style:parent-style-name="Standard">
      <style:text-properties officeooo:rsid="001eb341" officeooo:paragraph-rsid="001eb341"/>
    </style:style>
    <style:style style:name="P3" style:family="paragraph" style:parent-style-name="Standard">
      <style:text-properties officeooo:rsid="001f8d05" officeooo:paragraph-rsid="001f8d05"/>
    </style:style>
    <style:style style:name="P4" style:family="paragraph" style:parent-style-name="Standard">
      <style:text-properties officeooo:rsid="0020df18" officeooo:paragraph-rsid="0020df18"/>
    </style:style>
    <style:style style:name="P5" style:family="paragraph" style:parent-style-name="Standard">
      <style:text-properties officeooo:rsid="00218670" officeooo:paragraph-rsid="00218670"/>
    </style:style>
    <style:style style:name="P6" style:family="paragraph" style:parent-style-name="Standard">
      <style:text-properties officeooo:rsid="0021ea6a" officeooo:paragraph-rsid="00218670"/>
    </style:style>
    <style:style style:name="P7" style:family="paragraph" style:parent-style-name="Standard">
      <style:text-properties officeooo:rsid="0021ea6a" officeooo:paragraph-rsid="002c24b9"/>
    </style:style>
    <style:style style:name="P8" style:family="paragraph" style:parent-style-name="Standard">
      <style:text-properties officeooo:rsid="00236024" officeooo:paragraph-rsid="00236024"/>
    </style:style>
    <style:style style:name="P9" style:family="paragraph" style:parent-style-name="Standard">
      <style:text-properties officeooo:rsid="00236024" officeooo:paragraph-rsid="002c24b9"/>
    </style:style>
    <style:style style:name="P10" style:family="paragraph" style:parent-style-name="Standard">
      <style:text-properties officeooo:rsid="0024b557" officeooo:paragraph-rsid="0024b557"/>
    </style:style>
    <style:style style:name="P11" style:family="paragraph" style:parent-style-name="Standard">
      <style:text-properties officeooo:rsid="0028f48c" officeooo:paragraph-rsid="0028f48c"/>
    </style:style>
    <style:style style:name="T1" style:family="text">
      <style:text-properties officeooo:rsid="001f5440"/>
    </style:style>
    <style:style style:name="T2" style:family="text">
      <style:text-properties officeooo:rsid="0025aea3"/>
    </style:style>
    <style:style style:name="T3" style:family="text">
      <style:text-properties officeooo:rsid="0029f939"/>
    </style:style>
    <style:style style:name="T4" style:family="text">
      <style:text-properties officeooo:rsid="002c7f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urses.cs.ttu.ee/pages/Thesis:Fuzziness_as_a_Measure_of_Uncertainty_in_Quantitative_Security_Metrics" text:style-name="Internet_20_link" text:visited-style-name="Visited_20_Internet_20_Link">Fuzzyness as a </text:a><text:a xlink:type="simple" xlink:href="https://courses.cs.ttu.ee/pages/Thesis:Fuzziness_as_a_Measure_of_Uncertainty_in_Quantitative_Security_Metrics" text:style-name="Internet_20_link" text:visited-style-name="Visited_20_Internet_20_Link"><text:span text:style-name="T4">measure</text:span></text:a><text:a xlink:type="simple" xlink:href="https://courses.cs.ttu.ee/pages/Thesis:Fuzziness_as_a_Measure_of_Uncertainty_in_Quantitative_Security_Metrics" text:style-name="Internet_20_link" text:visited-style-name="Visited_20_Internet_20_Link"> of uncertainty in quantitative security metrics.</text:a></text:p>
      <text:p text:style-name="P1"/>
      <text:p text:style-name="P2">Data with different degree of validity. <text:span text:style-name="T1">Expert estimations evaluate the reliability of data. Fallback method: expert estimations. <text:s/></text:span></text:p>
      <text:p text:style-name="P2"/>
      <text:p text:style-name="P3">Fuzzyness is a way to include uncertainty of estimations into our analysis. </text:p>
      <text:p text:style-name="P3"/>
      <text:p text:style-name="P4">How can we represent various expressions of uncertainty with various kinds of fuzzy numbers?</text:p>
      <text:p text:style-name="P7"/>
      <text:p text:style-name="P7">How to combine the estimation into one representation? Discuss what approach is most appropriate for a specific domain.</text:p>
      <text:p text:style-name="P9"/>
      <text:p text:style-name="P9">How do we perform calculations (crisp value, crisp interval, fuzzy interval, fuzzy number)? All are covertible to a trapezoidal shape. That way we can perform all further calculations.</text:p>
      <text:p text:style-name="P9"/>
      <text:p text:style-name="P5">What would be the most optimal membership function for a specific uncertainty expression problem?</text:p>
      <text:p text:style-name="P6"/>
      <text:p text:style-name="P8">Gap how to translate between trapezoidal and Gaussian representations?</text:p>
      <text:p text:style-name="P8"/>
      <text:p text:style-name="P8"/>
      <text:p text:style-name="P10">Loss of precision and loss of shape are a problem in calculations. <text:span text:style-name="T2">Many theories exist, but they lose mathematical properties. We can calculate the suitable calculation methods based on the properties. </text:span></text:p>
      <text:p text:style-name="P11">Alpha cuts, <text:span text:style-name="T3">qualitative analysis, de-fuzzyfication of 3 variations that currently exis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6:52:43.009862570</meta:creation-date>
    <dc:date>2015-02-18T18:06:52.506814035</dc:date>
    <meta:editing-duration>PT43M51S</meta:editing-duration>
    <meta:editing-cycles>18</meta:editing-cycles>
    <meta:generator>LibreOffice/4.4.0.3$Linux_X86_64 LibreOffice_project/40m0$Build-3</meta:generator>
    <meta:document-statistic meta:table-count="0" meta:image-count="0" meta:object-count="0" meta:page-count="1" meta:paragraph-count="10" meta:word-count="164" meta:character-count="1129" meta:non-whitespace-character-count="971"/>
  </office:meta>
</office:document-meta>
</file>